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12d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lab07</text:p>
      <text:p text:style-name="P1"></text:p>
      <text:p text:style-name="P1">1. Class v.s. object</text:p>
      <text:p text:style-name="P1">Class is the definition of an object, a class specifies member functions and member variables that belong to an object; object is an instance of a class which could have many instances.</text:p>
      <text:p text:style-name="P1"></text:p>
      <text:p text:style-name="P1">2. Member variable v.s. regular variable</text:p>
      <text:p text:style-name="P1">The objects' state is stored in member variables. Member variable is similar to a field.</text:p>
      <text:p text:style-name="P1"></text:p>
      <text:p text:style-name="P1">3.Member function v.s. regular function</text:p>
      <text:p text:style-name="P1">Member function belongs to an object, it will access the internal state of an object when all it. </text:p>
      <text:p text:style-name="P1">Regular function does not belong to any objects.</text:p>
      <text:p text:style-name="P1">Self is a reference to a specific instance, and required for any member function. Self is needed to differentiate between all of the potential objects. So that state for a particular object can then be modified or accessed through the self reference.</text:p>
      <text:p text:style-name="P1"></text:p>
      <text:p text:style-name="P1">4. relationship that expressed by inheritance</text:p>
      <text:p text:style-name="P1">Inheritance expresses the IS-A relationship. A derived object can inherit from one or</text:p>
      <text:p text:style-name="P1">more base objects</text:p>
      <text:p text:style-name="P1"></text:p>
      <text:p text:style-name="P1">5. Purpose of the constructor</text:p>
      <text:p text:style-name="P1">A constructor is a special member function that is called to instantiate a class. The constructor is responsible for initializing the state of an object</text:p>
      <text:p text:style-name="P1"></text:p>
      <text:p text:style-name="P1">6. define constructor in python</text:p>
      <text:p text:style-name="P1">__init__(self, ...) Only once</text:p>
      <text:p text:style-name="P1"></text:p>
      <text:p text:style-name="P1">7.</text:p>
      <text:p text:style-name="P1">def pointlist (self):</text:p>
      <text:p text:style-name="P1"><text:s text:c="4"/>plist = [Point2D(x+1, y+1) for x in range(10) for y in range(10)]</text:p>
      <text:p text:style-name="P1"><text:s text:c="4"/>return plist</text:p>
      <text:p text:style-name="P1"></text:p>
      <text:p text:style-name="P1">8.</text:p>
      <text:p text:style-name="P1">def __str__(self):</text:p>
      <text:p text:style-name="P1"><text:s text:c="4"/>return "({},{})".format(self.x, self.y)</text:p>
      <text:p text:style-name="P1"></text:p>
      <text:p text:style-name="P1">9.</text:p>
      <text:p text:style-name="P1">class MyPoint2D(Point2D):</text:p>
      <text:p text:style-name="P1"><text:s text:c="4"/>def __init__(self, x=0.0, y=0.0):</text:p>
      <text:p text:style-name="P1"><text:s text:c="8"/>Point2D.__init__(self, x, y)</text:p>
      <text:p text:style-name="P1"></text:p>
      <text:p text:style-name="P1"><text:s text:c="4"/>def get_max_coord(self):</text:p>
      <text:p text:style-name="P1"><text:s text:c="8"/>return max(self.x, self.y)</text:p>
      <text:p text:style-name="P1"></text:p>
      <text:p text:style-name="P1"><text:s text:c="4"/>def get_min_coord(self):</text:p>
      <text:p text:style-name="P1"><text:s text:c="8"/>return min(self.x, self.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EE364</meta:initial-creator>
    <meta:creation-date>2015-03-02T14:59:00</meta:creation-date>
    <dc:date>2015-03-02T15:00:31</dc:date>
    <dc:creator>Student EE364</dc:creator>
    <meta:editing-duration>P0D</meta:editing-duration>
    <meta:editing-cycles>1</meta:editing-cycles>
    <meta:document-statistic meta:table-count="0" meta:image-count="0" meta:object-count="0" meta:page-count="1" meta:paragraph-count="42" meta:word-count="236" meta:character-count="1600" meta:non-whitespace-character-count="1305"/>
    <meta:generator>LibreOffice/4.0.4.2$Linux_X86_64 LibreOffice_project/400m0$Build-2</meta:generator>
  </office:meta>
</office:document-meta>
</file>